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MS Sans Serif" svg:font-family="'MS Sans Serif'" style:font-family-generic="swiss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555in"/>
    </style:style>
    <style:style style:name="co2" style:family="table-column">
      <style:table-column-properties fo:break-before="auto" style:column-width="0.8256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PageStyle_5f_Diets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ext-properties fo:color="#c9211e"/>
    </style:style>
    <style:style style:name="ce8" style:family="table-cell" style:parent-style-name="Default">
      <style:text-properties fo:color="#c9211e" style:text-outline="false" style:text-line-through-style="none" style:text-line-through-type="none" style:font-name="Arial" fo:font-size="10pt" fo:language="en" fo:country="TR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c9211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ets" table:style-name="ta1">
        <office:forms form:automatic-focus="false" form:apply-design-mode="false"/>
        <table:shapes>
          <draw:frame draw:z-index="1" draw:style-name="gr1" draw:text-style-name="P1" svg:width="6.2965in" svg:height="3.5417in" svg:x="1.9898in" svg:y="9.0551in">
            <draw:object draw:notify-on-update-of-ranges="Diets.K41:Diets.K48 Diets.L41:Diets.L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6372" table:default-cell-style-name="Default"/>
        <table:table-row table:style-name="ro1"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Wtloss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3.709" calcext:value-type="float">
            <text:p>3.709</text:p>
          </table:table-cell>
          <table:table-cell table:number-columns-repeated="8"/>
          <table:table-cell table:style-name="ce5" office:value-type="string" calcext:value-type="string">
            <text:p>Class</text:p>
          </table:table-cell>
          <table:table-cell table:style-name="ce5" office:value-type="string" calcext:value-type="string">
            <text:p>Relative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7.087" calcext:value-type="float">
            <text:p>7.087</text:p>
          </table:table-cell>
          <table:table-cell/>
          <table:table-cell table:style-name="ce5" office:value-type="string" calcext:value-type="string">
            <text:p>Diet A</text:p>
          </table:table-cell>
          <table:table-cell table:style-name="ce5" office:value-type="string" calcext:value-type="string">
            <text:p>n</text:p>
          </table:table-cell>
          <table:table-cell table:style-name="ce10" table:formula="of:=COUNT([.B2:.B51])" office:value-type="float" office:value="50" calcext:value-type="float">
            <text:p>50</text:p>
          </table:table-cell>
          <table:table-cell/>
          <table:table-cell table:style-name="ce5" office:value-type="string" calcext:value-type="string">
            <text:p>UCB</text:p>
          </table:table-cell>
          <table:table-cell table:style-name="ce5" office:value-type="string" calcext:value-type="string">
            <text:p>Frequency</text:p>
          </table:table-cell>
          <table:table-cell/>
          <table:table-cell table:style-name="ce5" office:value-type="string" calcext:value-type="string">
            <text:p>Mark</text:p>
          </table:table-cell>
          <table:table-cell table:style-name="ce5" office:value-type="string" calcext:value-type="string">
            <text:p>Frequency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6.754" calcext:value-type="float">
            <text:p>6.754</text:p>
          </table:table-cell>
          <table:table-cell table:number-columns-repeated="2"/>
          <table:table-cell table:style-name="ce5" office:value-type="string" calcext:value-type="string">
            <text:p>Mean</text:p>
          </table:table-cell>
          <table:table-cell table:style-name="ce3" table:formula="of:=AVERAGE([.B2:.B51])" office:value-type="float" office:value="5.3412" calcext:value-type="float">
            <text:p>5.34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table:number-matrix-columns-spanned="1" table:number-matrix-rows-spanned="7" table:formula="of:=FREQUENCY([.B2:.B51];[.H4:.H10])" office:value-type="float" office:value="1" calcext:value-type="float">
            <text:p>1</text:p>
          </table:table-cell>
          <table:table-cell/>
          <table:table-cell table:style-name="ce10" office:value-type="float" office:value="-1" calcext:value-type="float">
            <text:p>-1</text:p>
          </table:table-cell>
          <table:table-cell table:style-name="ce12" table:formula="of:=[.I4]/[.I$11]" office:value-type="float" office:value="0.02" calcext:value-type="float">
            <text:p>0.02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8.994" calcext:value-type="float">
            <text:p>8.994</text:p>
          </table:table-cell>
          <table:table-cell table:number-columns-repeated="2"/>
          <table:table-cell table:style-name="ce5" office:value-type="string" calcext:value-type="string">
            <text:p>SD</text:p>
          </table:table-cell>
          <table:table-cell table:style-name="ce3" table:formula="of:=STDEV([.B2:.B51])" office:value-type="float" office:value="2.53560261323515" calcext:value-type="float">
            <text:p>2.536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2" table:formula="of:=[.I5]/[.I$11]" office:value-type="float" office:value="0.06" calcext:value-type="float">
            <text:p>0.06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9.077" calcext:value-type="float">
            <text:p>9.077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2" table:formula="of:=[.I6]/[.I$11]" office:value-type="float" office:value="0.2" calcext:value-type="float">
            <text:p>0.20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6.413" calcext:value-type="float">
            <text:p>6.413</text:p>
          </table:table-cell>
          <table:table-cell table:number-columns-repeated="2"/>
          <table:table-cell table:style-name="ce5" office:value-type="string" calcext:value-type="string">
            <text:p>Min</text:p>
          </table:table-cell>
          <table:table-cell table:style-name="ce3" table:formula="of:=MIN([.B2:.B51])" office:value-type="float" office:value="-1.715" calcext:value-type="float">
            <text:p>-1.715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float" office:value="15" calcext:value-type="float">
            <text:p>15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12" table:formula="of:=[.I7]/[.I$11]" office:value-type="float" office:value="0.3" calcext:value-type="float">
            <text:p>0.30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5.877" calcext:value-type="float">
            <text:p>5.877</text:p>
          </table:table-cell>
          <table:table-cell table:number-columns-repeated="2"/>
          <table:table-cell table:style-name="ce5" office:value-type="string" calcext:value-type="string">
            <text:p>Max</text:p>
          </table:table-cell>
          <table:table-cell table:style-name="ce3" table:formula="of:=MAX([.B2:.B51])" office:value-type="float" office:value="10.062" calcext:value-type="float">
            <text:p>10.062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float" office:value="15" calcext:value-type="float">
            <text:p>15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12" table:formula="of:=[.I8]/[.I$11]" office:value-type="float" office:value="0.3" calcext:value-type="float">
            <text:p>0.30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2.572" calcext:value-type="float">
            <text:p>2.572</text:p>
          </table:table-cell>
          <table:table-cell table:number-columns-repeated="2"/>
          <table:table-cell table:style-name="ce5" office:value-type="string" calcext:value-type="string">
            <text:p>Range</text:p>
          </table:table-cell>
          <table:table-cell table:style-name="ce3" table:formula="of:=[.F8]-[.F7]" office:value-type="float" office:value="11.777" calcext:value-type="float">
            <text:p>11.777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12" table:formula="of:=[.I9]/[.I$11]" office:value-type="float" office:value="0.1" calcext:value-type="float">
            <text:p>0.10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7.52" calcext:value-type="float">
            <text:p>7.520</text:p>
          </table:table-cell>
          <table:table-cell table:number-columns-repeated="5"/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11" calcext:value-type="float">
            <text:p>11</text:p>
          </table:table-cell>
          <table:table-cell table:style-name="ce12" table:formula="of:=[.I10]/[.I$11]" office:value-type="float" office:value="0.02" calcext:value-type="float">
            <text:p>0.02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6.881" calcext:value-type="float">
            <text:p>6.881</text:p>
          </table:table-cell>
          <table:table-cell table:number-columns-repeated="5"/>
          <table:table-cell table:style-name="ce5" office:value-type="string" calcext:value-type="string">
            <text:p>Total</text:p>
          </table:table-cell>
          <table:table-cell table:style-name="ce5" table:formula="of:=SUM([.I4:.I10])" office:value-type="float" office:value="50" calcext:value-type="float">
            <text:p>50</text:p>
          </table:table-cell>
          <table:table-cell/>
          <table:table-cell table:style-name="ce5" office:value-type="string" calcext:value-type="string">
            <text:p>Total</text:p>
          </table:table-cell>
          <table:table-cell table:style-name="ce5" table:formula="of:=SUM([.L4:.L10])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7.265" calcext:value-type="float">
            <text:p>7.265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3.477" calcext:value-type="float">
            <text:p>3.477</text:p>
          </table:table-cell>
          <table:table-cell/>
          <table:table-cell>
            <draw:frame table:end-cell-address="Diets.K35" table:end-x="0.6457in" table:end-y="0.1559in" draw:z-index="0" draw:name="Chart 2" draw:style-name="gr2" draw:text-style-name="P2" svg:width="5.3839in" svg:height="4.0307in" svg:x="0.0209in" svg:y="0.0209in">
              <draw:object draw:notify-on-update-of-ranges="Diets.K4:Diets.K10 Diets.L4:Diets.L1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3.755" calcext:value-type="float">
            <text:p>3.755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8.76" calcext:value-type="float">
            <text:p>8.760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7.032" calcext:value-type="float">
            <text:p>7.032</text:p>
          </table:table-cell>
          <table:table-cell table:style-name="ce4" table:number-columns-repeated="7"/>
          <table:table-cell table:number-columns-repeated="1637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9.052" calcext:value-type="float">
            <text:p>9.052</text:p>
          </table:table-cell>
          <table:table-cell table:style-name="ce4" table:number-columns-repeated="7"/>
          <table:table-cell table:number-columns-repeated="1637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10.062" calcext:value-type="float">
            <text:p>10.062</text:p>
          </table:table-cell>
          <table:table-cell table:style-name="ce4" table:number-columns-repeated="7"/>
          <table:table-cell table:number-columns-repeated="1637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4.84" calcext:value-type="float">
            <text:p>4.840</text:p>
          </table:table-cell>
          <table:table-cell table:style-name="ce4" table:number-columns-repeated="7"/>
          <table:table-cell table:number-columns-repeated="1637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6.449" calcext:value-type="float">
            <text:p>6.449</text:p>
          </table:table-cell>
          <table:table-cell table:style-name="ce4" table:number-columns-repeated="7"/>
          <table:table-cell table:number-columns-repeated="1637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9.019" calcext:value-type="float">
            <text:p>9.019</text:p>
          </table:table-cell>
          <table:table-cell table:style-name="ce4" table:number-columns-repeated="7"/>
          <table:table-cell table:number-columns-repeated="1637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-1.715" calcext:value-type="float">
            <text:p>-1.715</text:p>
          </table:table-cell>
          <table:table-cell table:style-name="ce4" table:number-columns-repeated="7"/>
          <table:table-cell table:number-columns-repeated="1637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4.718" calcext:value-type="float">
            <text:p>4.718</text:p>
          </table:table-cell>
          <table:table-cell table:style-name="ce4"/>
          <table:table-cell table:style-name="ce6" table:number-columns-repeated="3"/>
          <table:table-cell table:style-name="ce4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4.007" calcext:value-type="float">
            <text:p>4.007</text:p>
          </table:table-cell>
          <table:table-cell table:style-name="ce4"/>
          <table:table-cell table:style-name="ce6" table:number-columns-repeated="2"/>
          <table:table-cell table:style-name="ce11"/>
          <table:table-cell table:style-name="ce4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7.241" calcext:value-type="float">
            <text:p>7.241</text:p>
          </table:table-cell>
          <table:table-cell table:style-name="ce4"/>
          <table:table-cell table:style-name="ce6" table:number-columns-repeated="2"/>
          <table:table-cell table:style-name="ce11"/>
          <table:table-cell table:style-name="ce4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2.128" calcext:value-type="float">
            <text:p>2.128</text:p>
          </table:table-cell>
          <table:table-cell table:style-name="ce4" table:number-columns-repeated="7"/>
          <table:table-cell table:number-columns-repeated="1637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6.968" calcext:value-type="float">
            <text:p>6.968</text:p>
          </table:table-cell>
          <table:table-cell table:style-name="ce4" table:number-columns-repeated="7"/>
          <table:table-cell table:number-columns-repeated="1637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4.853" calcext:value-type="float">
            <text:p>4.853</text:p>
          </table:table-cell>
          <table:table-cell table:style-name="ce4" table:number-columns-repeated="7"/>
          <table:table-cell table:number-columns-repeated="1637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0.055" calcext:value-type="float">
            <text:p>0.055</text:p>
          </table:table-cell>
          <table:table-cell table:style-name="ce4" table:number-columns-repeated="7"/>
          <table:table-cell table:number-columns-repeated="1637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2.68" calcext:value-type="float">
            <text:p>2.680</text:p>
          </table:table-cell>
          <table:table-cell table:style-name="ce4" table:number-columns-repeated="7"/>
          <table:table-cell table:number-columns-repeated="1637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3.746" calcext:value-type="float">
            <text:p>3.746</text:p>
          </table:table-cell>
          <table:table-cell table:style-name="ce4" table:number-columns-repeated="7"/>
          <table:table-cell table:number-columns-repeated="1637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7.033" calcext:value-type="float">
            <text:p>7.033</text:p>
          </table:table-cell>
          <table:table-cell table:style-name="ce4" table:number-columns-repeated="7"/>
          <table:table-cell table:number-columns-repeated="1637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5.033" calcext:value-type="float">
            <text:p>5.033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5.569" calcext:value-type="float">
            <text:p>5.569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6.712" calcext:value-type="float">
            <text:p>6.712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3.663" calcext:value-type="float">
            <text:p>3.663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2.741" calcext:value-type="float">
            <text:p>2.741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6.256" calcext:value-type="float">
            <text:p>6.256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5.349" calcext:value-type="float">
            <text:p>5.349</text:p>
          </table:table-cell>
          <table:table-cell table:number-columns-repeated="8"/>
          <table:table-cell table:style-name="ce5" office:value-type="string" calcext:value-type="string">
            <text:p>Class</text:p>
          </table:table-cell>
          <table:table-cell table:style-name="ce5" office:value-type="string" calcext:value-type="string">
            <text:p>Relative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7.3" calcext:value-type="float">
            <text:p>7.300</text:p>
          </table:table-cell>
          <table:table-cell/>
          <table:table-cell table:style-name="ce5" office:value-type="string" calcext:value-type="string">
            <text:p>Diet B</text:p>
          </table:table-cell>
          <table:table-cell table:style-name="ce5" office:value-type="string" calcext:value-type="string">
            <text:p>n</text:p>
          </table:table-cell>
          <table:table-cell table:style-name="ce12" table:formula="of:=COUNT([.B52:.B101])" office:value-type="float" office:value="50" calcext:value-type="float">
            <text:p>50.00</text:p>
          </table:table-cell>
          <table:table-cell/>
          <table:table-cell table:style-name="ce5" office:value-type="string" calcext:value-type="string">
            <text:p>UCB</text:p>
          </table:table-cell>
          <table:table-cell table:style-name="ce5" office:value-type="string" calcext:value-type="string">
            <text:p>Frequency</text:p>
          </table:table-cell>
          <table:table-cell/>
          <table:table-cell table:style-name="ce5" office:value-type="string" calcext:value-type="string">
            <text:p>Mark</text:p>
          </table:table-cell>
          <table:table-cell table:style-name="ce5" office:value-type="string" calcext:value-type="string">
            <text:p>Frequency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5.445" calcext:value-type="float">
            <text:p>5.445</text:p>
          </table:table-cell>
          <table:table-cell table:number-columns-repeated="2"/>
          <table:table-cell table:style-name="ce5" office:value-type="string" calcext:value-type="string">
            <text:p>Mean</text:p>
          </table:table-cell>
          <table:table-cell table:style-name="ce12" table:formula="of:=AVERAGE([.B52:.B101])" office:value-type="float" office:value="3.70996" calcext:value-type="float">
            <text:p>3.71</text:p>
          </table:table-cell>
          <table:table-cell/>
          <table:table-cell office:value-type="float" office:value="-3" calcext:value-type="float">
            <text:p>-3</text:p>
          </table:table-cell>
          <table:table-cell table:number-matrix-columns-spanned="1" table:number-matrix-rows-spanned="8" table:formula="of:=FREQUENCY([.B$52:.B$101];[.H$41:.H$48])" office:value-type="float" office:value="1" calcext:value-type="float">
            <text:p>1</text:p>
          </table:table-cell>
          <table:table-cell/>
          <table:table-cell office:value-type="float" office:value="-4" calcext:value-type="float">
            <text:p>-4</text:p>
          </table:table-cell>
          <table:table-cell table:formula="of:=[.I41]/[.I49]" office:value-type="float" office:value="0.02" calcext:value-type="float">
            <text:p>0.02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4.97" calcext:value-type="float">
            <text:p>4.970</text:p>
          </table:table-cell>
          <table:table-cell table:number-columns-repeated="2"/>
          <table:table-cell table:style-name="ce5" office:value-type="string" calcext:value-type="string">
            <text:p>SD</text:p>
          </table:table-cell>
          <table:table-cell table:style-name="ce12" table:formula="of:=STDEV([.B52:.B101])" office:value-type="float" office:value="2.76904199863492" calcext:value-type="float">
            <text:p>2.7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I42]/[.I49]" office:value-type="float" office:value="0.04" calcext:value-type="float">
            <text:p>0.04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3.613" calcext:value-type="float">
            <text:p>3.61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43]/[.I49]" office:value-type="float" office:value="0.06" calcext:value-type="float">
            <text:p>0.06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7.568" calcext:value-type="float">
            <text:p>7.568</text:p>
          </table:table-cell>
          <table:table-cell table:number-columns-repeated="2"/>
          <table:table-cell table:style-name="ce5" office:value-type="string" calcext:value-type="string">
            <text:p>Min</text:p>
          </table:table-cell>
          <table:table-cell table:formula="of:=MIN([.B52:.B101])" office:value-type="float" office:value="-4.148" calcext:value-type="float">
            <text:p>-4.1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44]/[.I49]" office:value-type="float" office:value="0.28" calcext:value-type="float">
            <text:p>0.28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5.861" calcext:value-type="float">
            <text:p>5.861</text:p>
          </table:table-cell>
          <table:table-cell table:number-columns-repeated="2"/>
          <table:table-cell table:style-name="ce5" office:value-type="string" calcext:value-type="string">
            <text:p>Max</text:p>
          </table:table-cell>
          <table:table-cell table:formula="of:=MAX([.B52:.B101])" office:value-type="float" office:value="10.539" calcext:value-type="float">
            <text:p>10.5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I45]/[.I49]" office:value-type="float" office:value="0.3" calcext:value-type="float">
            <text:p>0.3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4.157" calcext:value-type="float">
            <text:p>4.157</text:p>
          </table:table-cell>
          <table:table-cell table:number-columns-repeated="2"/>
          <table:table-cell table:style-name="ce5" office:value-type="string" calcext:value-type="string">
            <text:p>Range</text:p>
          </table:table-cell>
          <table:table-cell table:formula="of:=[.F45]-[.F44]" office:value-type="float" office:value="14.687" calcext:value-type="float">
            <text:p>14.68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46]/[.I49]" office:value-type="float" office:value="0.16" calcext:value-type="float">
            <text:p>0.16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0.203" calcext:value-type="float">
            <text:p>0.203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I47]/[.I49]" office:value-type="float" office:value="0.12" calcext:value-type="float">
            <text:p>0.12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4.441" calcext:value-type="float">
            <text:p>4.44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I48]/[.I49]" office:value-type="float" office:value="0.02" calcext:value-type="float">
            <text:p>0.02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5.875" calcext:value-type="float">
            <text:p>5.875</text:p>
          </table:table-cell>
          <table:table-cell table:number-columns-repeated="5"/>
          <table:table-cell table:style-name="ce13" office:value-type="string" calcext:value-type="string">
            <text:p>Total</text:p>
          </table:table-cell>
          <table:table-cell table:style-name="ce13" table:formula="of:=SUM([.I41:.I48])" office:value-type="float" office:value="50" calcext:value-type="float">
            <text:p>50</text:p>
          </table:table-cell>
          <table:table-cell/>
          <table:table-cell table:style-name="ce13" office:value-type="string" calcext:value-type="string">
            <text:p>Total</text:p>
          </table:table-cell>
          <table:table-cell table:style-name="ce13" table:formula="of:=SUM([.L41:.L48])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5.715" calcext:value-type="float">
            <text:p>5.715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float" office:value="0.28" calcext:value-type="float">
            <text:p>0.280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-1.087" calcext:value-type="float">
            <text:p>-1.087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1.819" calcext:value-type="float">
            <text:p>1.819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0.074" calcext:value-type="float">
            <text:p>0.074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1.755" calcext:value-type="float">
            <text:p>1.755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1.889" calcext:value-type="float">
            <text:p>1.889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3.089" calcext:value-type="float">
            <text:p>3.089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4.008" calcext:value-type="float">
            <text:p>4.008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4.551" calcext:value-type="float">
            <text:p>4.551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1.372" calcext:value-type="float">
            <text:p>1.372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3.413" calcext:value-type="float">
            <text:p>3.413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-4.148" calcext:value-type="float">
            <text:p>-4.148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2.823" calcext:value-type="float">
            <text:p>2.823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2.865" calcext:value-type="float">
            <text:p>2.865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4.369" calcext:value-type="float">
            <text:p>4.369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6.337" calcext:value-type="float">
            <text:p>6.337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6.308" calcext:value-type="float">
            <text:p>6.308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3.494" calcext:value-type="float">
            <text:p>3.494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10.539" calcext:value-type="float">
            <text:p>10.539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3.84" calcext:value-type="float">
            <text:p>3.840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5.123" calcext:value-type="float">
            <text:p>5.123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5.485" calcext:value-type="float">
            <text:p>5.485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-1.894" calcext:value-type="float">
            <text:p>-1.894</text:p>
          </table:table-cell>
          <table:table-cell/>
          <table:table-cell table:style-name="ce7" office:value-type="string" calcext:value-type="string">
            <text:p>Note: As the instructions for Excel was for an outdated version, it was not possible to create an histogram with Excel with the given instructions.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8.016" calcext:value-type="float">
            <text:p>8.016</text:p>
          </table:table-cell>
          <table:table-cell/>
          <table:table-cell table:style-name="ce8" office:value-type="string" calcext:value-type="string">
            <text:p>Therefore, LibreOffice was used.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2.31" calcext:value-type="float">
            <text:p>2.310</text:p>
          </table:table-cell>
          <table:table-cell/>
          <table:table-cell table:style-name="ce9" office:value-type="string" calcext:value-type="string">
            <text:p>Interpretation: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3.882" calcext:value-type="float">
            <text:p>3.882</text:p>
          </table:table-cell>
          <table:table-cell/>
          <table:table-cell table:style-name="ce7" office:value-type="string" calcext:value-type="string">
            <text:p>The distribution of Diet B values is almost unimodal, however, it is slightly negative skewed. 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7.03" calcext:value-type="float">
            <text:p>7.030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7.727" calcext:value-type="float">
            <text:p>7.727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0.105" calcext:value-type="float">
            <text:p>0.105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3.65" calcext:value-type="float">
            <text:p>3.650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4.547" calcext:value-type="float">
            <text:p>4.547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4.985" calcext:value-type="float">
            <text:p>4.985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5.159" calcext:value-type="float">
            <text:p>5.159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4.76" calcext:value-type="float">
            <text:p>4.760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4.934" calcext:value-type="float">
            <text:p>4.934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3.106" calcext:value-type="float">
            <text:p>3.106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5.598" calcext:value-type="float">
            <text:p>5.598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2.162" calcext:value-type="float">
            <text:p>2.162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6.52" calcext:value-type="float">
            <text:p>6.520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7.046" calcext:value-type="float">
            <text:p>7.046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1.757" calcext:value-type="float">
            <text:p>1.757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1.848" calcext:value-type="float">
            <text:p>1.848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1.096" calcext:value-type="float">
            <text:p>1.096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2.145" calcext:value-type="float">
            <text:p>2.145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8.435" calcext:value-type="float">
            <text:p>8.435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6.099" calcext:value-type="float">
            <text:p>6.099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3.972" calcext:value-type="float">
            <text:p>3.972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2.409" calcext:value-type="float">
            <text:p>2.409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0.569" calcext:value-type="float">
            <text:p>0.569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7.013" calcext:value-type="float">
            <text:p>7.013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3" office:value-type="float" office:value="2.594" calcext:value-type="float">
            <text:p>2.594</text:p>
          </table:table-cell>
          <table:table-cell table:number-columns-repeated="16382"/>
        </table:table-row>
        <table:table-row table:style-name="ro1" table:number-rows-repeated="104847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3" table:style-name="ta3">
        <table:table-column table:style-name="co1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MS Sans Serif" svg:font-family="'MS Sans Serif'" style:font-family-generic="swiss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T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T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1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ets" style:display-name="PageStyle_Diet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. F. Jones</meta:initial-creator>
    <meta:creation-date>2006-09-15T14:24:12</meta:creation-date>
    <dc:date>2023-10-08T00:35:30.844747880</dc:date>
    <meta:generator>LibreOffice/7.4.7.2$MacOSX_X86_64 LibreOffice_project/723314e595e8007d3cf785c16538505a1c878ca5</meta:generator>
    <meta:editing-duration>PT28M59S</meta:editing-duration>
    <meta:editing-cycles>1</meta:editing-cycles>
    <meta:document-statistic meta:table-count="3" meta:cell-count="313" meta:object-count="2"/>
    <meta:user-defined meta:name="AppVersion">12.0000</meta:user-defined>
    <meta:user-defined meta:name="Company">SHU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language="en" fo:country="GB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language="en" fo:country="GB" fo:font-weight="bold" style:font-size-asian="10pt" style:font-weight-asian="bold" style:font-size-complex="10pt" style:font-weight-complex="bold"/>
    </style:style>
    <style:style style:name="ch6" style:family="chart" style:data-style-name="N2">
      <style:chart-properties chart:display-label="true" chart:logarithmic="false" chart:interval-minor-divisor="5" chart:gap-width="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8" style:family="chart" style:data-style-name="N0">
      <style:chart-properties chart:link-data-style-to-source="true"/>
      <style:graphic-properties draw:fill-color="#4f81bd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676cm" svg:height="10.239cm" xlink:href=".." xlink:type="simple" chart:class="chart:bar" chart:style-name="ch1">
        <chart:title svg:x="5.92cm" svg:y="0.34cm" chart:style-name="ch2">
          <text:p>Diet A</text:p>
        </chart:title>
        <chart:plot-area chart:style-name="ch3" table:cell-range-address="Diets.K4:Diets.L10" chart:data-source-has-labels="column" svg:x="1.313cm" svg:y="1.561cm" svg:width="12.09cm" svg:height="7.464cm">
          <chart:coordinate-region svg:x="2.199cm" svg:y="1.751cm" svg:width="11.204cm" svg:height="6.797cm"/>
          <chart:axis chart:dimension="x" chart:name="primary-x" chart:style-name="ch4" chartooo:axis-type="auto">
            <chartooo:date-scale/>
            <chart:title svg:x="6.063cm" svg:y="9.23cm" chart:style-name="ch5">
              <text:p>Weight Loss (kg)</text:p>
            </chart:title>
            <chart:categories table:cell-range-address="Diets.K4:Diets.K10"/>
          </chart:axis>
          <chart:axis chart:dimension="y" chart:name="primary-y" chart:style-name="ch6">
            <chart:title svg:x="0.451cm" svg:y="6.846cm" chart:style-name="ch7">
              <text:p>Relative Frequerncy</text:p>
            </chart:title>
          </chart:axis>
          <chart:series chart:style-name="ch8" chart:values-cell-range-address="Diets.L4:Diets.L1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Diets.K4:Diets.K10</svg:desc>
                </draw:g>
              </table:table-cell>
              <table:table-cell office:value-type="float" office:value="0.02">
                <text:p>0.02</text:p>
                <draw:g>
                  <svg:desc>Diets.L4:Diets.L1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MacOSX_X86_64 LibreOffice_project/723314e595e8007d3cf785c16538505a1c878ca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8.997cm" xlink:href=".." xlink:type="simple" chart:class="chart:bar" chart:style-name="ch1">
        <chart:title svg:x="7.299cm" svg:y="0.314cm" chart:style-name="ch2">
          <text:p>Diet B</text:p>
        </chart:title>
        <chart:legend chart:legend-position="end" svg:x="13.711cm" svg:y="4.199cm" style:legend-expansion="high" chart:style-name="ch3"/>
        <chart:plot-area chart:style-name="ch4" table:cell-range-address="Diets.K41:Diets.L48" chart:data-source-has-labels="column" svg:x="1.298cm" svg:y="1.286cm" svg:width="12.094cm" svg:height="6.583cm">
          <chart:coordinate-region svg:x="2.244cm" svg:y="1.485cm" svg:width="11.148cm" svg:height="5.737cm"/>
          <chart:axis chart:dimension="x" chart:name="primary-x" chart:style-name="ch5" chartooo:axis-type="auto">
            <chartooo:date-scale/>
            <chart:title svg:x="6.107cm" svg:y="8.048cm" chart:style-name="ch6">
              <text:p>Weight Loss (kg)</text:p>
            </chart:title>
            <chart:categories table:cell-range-address="Diets.K41:Diets.K48"/>
          </chart:axis>
          <chart:axis chart:dimension="y" chart:name="primary-y" chart:style-name="ch7">
            <chart:title svg:x="0.451cm" svg:y="5.954cm" chart:style-name="ch8">
              <text:p>Relative frequency</text:p>
            </chart:title>
            <chart:grid chart:style-name="ch9" chart:class="major"/>
          </chart:axis>
          <chart:series chart:style-name="ch10" chart:values-cell-range-address="Diets.L41:Diets.L48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-4">
                <text:p>-4</text:p>
                <draw:g>
                  <svg:desc>Diets.K41:Diets.K48</svg:desc>
                </draw:g>
              </table:table-cell>
              <table:table-cell office:value-type="float" office:value="0.02">
                <text:p>0.02</text:p>
                <draw:g>
                  <svg:desc>Diets.L41:Diets.L48</svg:desc>
                </draw:g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MacOSX_X86_64 LibreOffice_project/723314e595e8007d3cf785c16538505a1c878ca5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